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2904" officeooo:paragraph-rsid="00002904"/>
    </style:style>
    <style:style style:name="P2" style:family="paragraph" style:parent-style-name="Standard" style:list-style-name="L2">
      <style:text-properties officeooo:rsid="0001f79e" officeooo:paragraph-rsid="0001f79e"/>
    </style:style>
    <style:style style:name="P3" style:family="paragraph" style:parent-style-name="Standard">
      <style:text-properties officeooo:rsid="0001f79e" officeooo:paragraph-rsid="0001f79e"/>
    </style:style>
    <style:style style:name="P4" style:family="paragraph" style:parent-style-name="Standard" style:list-style-name="L3">
      <style:text-properties officeooo:rsid="0001f79e" officeooo:paragraph-rsid="0001f79e"/>
    </style:style>
    <style:style style:name="P5" style:family="paragraph" style:parent-style-name="Standard">
      <style:text-properties officeooo:rsid="0001f79e" officeooo:paragraph-rsid="0004dc34"/>
    </style:style>
    <style:style style:name="P6" style:family="paragraph" style:parent-style-name="Standard">
      <style:text-properties fo:font-weight="bold" officeooo:rsid="0001f79e" officeooo:paragraph-rsid="0001f79e" style:font-weight-asian="bold" style:font-weight-complex="bold"/>
    </style:style>
    <style:style style:name="P7" style:family="paragraph" style:parent-style-name="Standard">
      <style:text-properties fo:font-weight="bold" officeooo:rsid="00002904" officeooo:paragraph-rsid="00002904" style:font-weight-asian="bold" style:font-weight-complex="bold"/>
    </style:style>
    <style:style style:name="P8" style:family="paragraph" style:parent-style-name="Standard">
      <style:text-properties fo:font-weight="bold" officeooo:rsid="0004dc34" officeooo:paragraph-rsid="0004dc34" style:font-weight-asian="bold" style:font-weight-complex="bold"/>
    </style:style>
    <style:style style:name="P9" style:family="paragraph" style:parent-style-name="Standard">
      <style:text-properties fo:font-weight="bold" officeooo:rsid="00065c30" officeooo:paragraph-rsid="00065c30" style:font-weight-asian="bold" style:font-weight-complex="bold"/>
    </style:style>
    <style:style style:name="P10" style:family="paragraph" style:parent-style-name="Standard" style:list-style-name="L4">
      <style:text-properties officeooo:rsid="0003d60e" officeooo:paragraph-rsid="0003d60e"/>
    </style:style>
    <style:style style:name="P11" style:family="paragraph" style:parent-style-name="Standard">
      <style:text-properties officeooo:rsid="0003d60e" officeooo:paragraph-rsid="0003d60e"/>
    </style:style>
    <style:style style:name="P12" style:family="paragraph" style:parent-style-name="Standard">
      <style:text-properties officeooo:rsid="0004dc34" officeooo:paragraph-rsid="0004dc34"/>
    </style:style>
    <style:style style:name="P13" style:family="paragraph" style:parent-style-name="Standard" style:list-style-name="L5">
      <style:text-properties officeooo:rsid="0004dc34" officeooo:paragraph-rsid="0004dc34"/>
    </style:style>
    <style:style style:name="P14" style:family="paragraph" style:parent-style-name="Standard" style:list-style-name="L5">
      <style:text-properties officeooo:rsid="0004dc34" officeooo:paragraph-rsid="0004ee0b"/>
    </style:style>
    <style:style style:name="P15" style:family="paragraph" style:parent-style-name="Standard" style:list-style-name="L6">
      <style:text-properties officeooo:rsid="0004dc34" officeooo:paragraph-rsid="0004dc34"/>
    </style:style>
    <style:style style:name="P16" style:family="paragraph" style:parent-style-name="Standard" style:list-style-name="L7">
      <style:text-properties officeooo:rsid="0004dc34" officeooo:paragraph-rsid="0004dc34"/>
    </style:style>
    <style:style style:name="P17" style:family="paragraph" style:parent-style-name="Standard" style:list-style-name="L8">
      <style:text-properties officeooo:rsid="0004dc34" officeooo:paragraph-rsid="0004dc34"/>
    </style:style>
    <style:style style:name="P18" style:family="paragraph" style:parent-style-name="Standard">
      <style:text-properties officeooo:rsid="0004ee0b" officeooo:paragraph-rsid="0004ee0b"/>
    </style:style>
    <style:style style:name="P19" style:family="paragraph" style:parent-style-name="Standard" style:list-style-name="L9">
      <style:text-properties officeooo:rsid="0004ee0b" officeooo:paragraph-rsid="0004ee0b"/>
    </style:style>
    <style:style style:name="P20" style:family="paragraph" style:parent-style-name="Standard" style:list-style-name="L2">
      <style:text-properties officeooo:rsid="0004ee0b" officeooo:paragraph-rsid="0004ee0b"/>
    </style:style>
    <style:style style:name="P21" style:family="paragraph" style:parent-style-name="Standard" style:list-style-name="L10">
      <style:text-properties officeooo:paragraph-rsid="0001f79e"/>
    </style:style>
    <style:style style:name="T1" style:family="text">
      <style:text-properties officeooo:rsid="0001f79e"/>
    </style:style>
    <style:style style:name="T2" style:family="text">
      <style:text-properties officeooo:rsid="0004ee0b"/>
    </style:style>
    <style:style style:name="T3" style:family="text">
      <style:text-properties officeooo:rsid="00065c3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9">Rubén Agra Casal</text:p>
      <text:p text:style-name="P9"/>
      <text:p text:style-name="P7">Bases de datos relacionales</text:p>
      <text:p text:style-name="P1"/>
      <text:p text:style-name="P1">Estándares:</text:p>
      <text:list text:style-name="L2">
        <text:list-item>
          <text:p text:style-name="P20">SQL: Lenguaje que se utiliza para administrar los datos.</text:p>
        </text:list-item>
        <text:list-item>
          <text:p text:style-name="P2">XML: SQL/XML : <text:span text:style-name="T2">Es la manera en la que se guardan los datos, de forma jerárquica.</text:span></text:p>
        </text:list-item>
        <text:list-item>
          <text:p text:style-name="P2">Objetos: SQL:99: <text:span text:style-name="T2">Cuarta revisión del estándar de SQL.</text:span></text:p>
        </text:list-item>
      </text:list>
      <text:p text:style-name="P3"/>
      <text:p text:style-name="P3">API:</text:p>
      <text:list text:style-name="L3">
        <text:list-item>
          <text:p text:style-name="P4">JDBC de Java (se utiliza lenguaje <text:span text:style-name="T2">estándar</text:span> SQL)</text:p>
        </text:list-item>
      </text:list>
      <text:p text:style-name="P3"/>
      <text:p text:style-name="P3"/>
      <text:p text:style-name="P6">Base de datos de objetos (BDO) y objeto-relacionales (BDOR)</text:p>
      <text:p text:style-name="P3"/>
      <text:p text:style-name="P3">Estándares:</text:p>
      <text:list text:style-name="L10">
        <text:list-item>
          <text:p text:style-name="P21"><text:span text:style-name="T1">SQL:99</text:span></text:p>
        </text:list-item>
      </text:list>
      <text:list text:style-name="L4">
        <text:list-item>
          <text:p text:style-name="P10">Estándar ODMG 3.0 <text:span text:style-name="T2">(Object Standard)</text:span></text:p>
          <text:p text:style-name="P10"/>
        </text:list-item>
      </text:list>
      <text:p text:style-name="P18">API:</text:p>
      <text:list text:style-name="L9">
        <text:list-item>
          <text:p text:style-name="P19">IDBObjectStore (API de IndexedDB, almacén de objetos de una base de datos.)</text:p>
        </text:list-item>
      </text:list>
      <text:p text:style-name="P11"/>
      <text:p text:style-name="P11"/>
      <text:p text:style-name="P8">XML</text:p>
      <text:p text:style-name="P8"/>
      <text:p text:style-name="P5">Estándares:</text:p>
      <text:list text:style-name="L5">
        <text:list-item>
          <text:p text:style-name="P13">Base de datos de XML: Colecciones de documentos de XML</text:p>
        </text:list-item>
        <text:list-item>
          <text:p text:style-name="P14">Estándares de W3C: </text:p>
          <text:list>
            <text:list-item>
              <text:p text:style-name="P14">Xpath: <text:span text:style-name="T2">Lenguaje que permite construir expresiones para recorrer un documento XML.</text:span></text:p>
            </text:list-item>
            <text:list-item>
              <text:p text:style-name="P14">Xquery: <text:span text:style-name="T3">Lenguaje que se utiliza para encontrar elementos en un documento XML.</text:span></text:p>
            </text:list-item>
            <text:list-item>
              <text:p text:style-name="P14">XQUF: <text:span text:style-name="T3">Editor de XQuery</text:span></text:p>
            </text:list-item>
            <text:list-item>
              <text:p text:style-name="P14">XSL: <text:span text:style-name="T3">Lenguaje que permite generar documentos a partir de documentos XML.</text:span></text:p>
            </text:list-item>
          </text:list>
        </text:list-item>
      </text:list>
      <text:p text:style-name="P12"/>
      <text:p text:style-name="P12">API:</text:p>
      <text:list text:style-name="L6">
        <text:list-item>
          <text:p text:style-name="P15">Xquery (Sirve para extraer información de un XML usando lenguaje Xquery)</text:p>
        </text:list-item>
      </text:list>
      <text:p text:style-name="P12"/>
      <text:p text:style-name="P8">DOM</text:p>
      <text:p text:style-name="P12"/>
      <text:p text:style-name="P12">Estándares:</text:p>
      <text:list text:style-name="L7">
        <text:list-item>
          <text:p text:style-name="P16">Modelo DOM: Jerarquía de nodos</text:p>
        </text:list-item>
        <text:list-item>
          <text:p text:style-name="P16">Estándar de W3C</text:p>
        </text:list-item>
        <text:list-item>
          <text:p text:style-name="P16">Estándares de XML que se apoyan en DOM: Xpath, Xquery, XSL.</text:p>
        </text:list-item>
      </text:list>
      <text:p text:style-name="P12"/>
      <text:p text:style-name="P12">API:</text:p>
      <text:list text:style-name="L8">
        <text:list-item>
          <text:p text:style-name="P17">DOM API (Sirve para extraer <text:span text:style-name="T2">nodos, elementos HTML o cadenas de texto que actúan como objetos en un DOM)</text:span>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4:55:53.006000000</meta:creation-date>
    <dc:date>2024-09-19T16:07:41.690000000</dc:date>
    <meta:editing-duration>PT2M57S</meta:editing-duration>
    <meta:editing-cycles>1</meta:editing-cycles>
    <meta:document-statistic meta:table-count="0" meta:image-count="0" meta:object-count="0" meta:page-count="1" meta:paragraph-count="32" meta:word-count="204" meta:character-count="1143" meta:non-whitespace-character-count="988"/>
    <meta:generator>LibreOffice/24.2.3.2$Windows_X86_64 LibreOffice_project/433d9c2ded56988e8a90e6b2e771ee4e6a5ab2ba</meta:generator>
  </office:meta>
</office:document-meta>
</file>